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no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05_21-14-52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06_01-29-24_000.jpg</text:p>
          </table:table-cell>
          <table:table-cell table:style-name="ce25" office:value-type="string">
            <text:p>:m :PHOTO 寝た時刻 / 2022 / オナニー、未了、duration=１時間ぐらい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 / オナニー、未了、duration=１時間ぐらい,other=~">
            <text:p>:m :PHOTO 寝た時刻 / 2022 / オナニー、未了、duration=１時間ぐらい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06_06-16-05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06_08-28-33_000.jpg</text:p>
          </table:table-cell>
          <table:table-cell table:style-name="ce25" office:value-type="string">
            <text:p>:m :PHOTO 起き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06_14-39-29_000.jpg</text:p>
          </table:table-cell>
          <table:table-cell table:style-name="ce34" office:value-type="string">
            <text:p>:m RES 1*1 / free# JVEMV6 68#_id=PPC3 / 68. theoretical-physics(tp) / w=~,topics=円に内接する、別の円。の、半径,other=q+:open,s=~,i=~,doc=~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RES 1*1 / free# JVEMV6 68#_id=PPC3 / 68. theoretical-physics(tp) / w=~,topics=円に内接する、別の円。の、半径,other=q+:open,s=~,i=~,doc=~ ">
            <text:p>:m RES 1*1 / free# JVEMV6 68#_id=PPC3 / 68. theoretical-physics(tp) / w=~,topics=円に内接する、別の円。の、半径,other=q+:open,s=~,i=~,doc=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06_14-39-54_000.jpg</text:p>
          </table:table-cell>
          <table:table-cell table:style-name="ce34" office:value-type="string">
            <text:p>:m RES 1*3 / free# JVEMV6 68#_195:1 / 68. theoretical-physics(tp) / w=~,topics=configurations,other=,s=~,i=~,doc=r-11-1~1#5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1*3 / free# JVEMV6 68#_195:1 / 68. theoretical-physics(tp) / w=~,topics=configurations,other=,s=~,i=~,doc=r-11-1~1#5">
            <text:p>:m RES 1*3 / free# JVEMV6 68#_195:1 / 68. theoretical-physics(tp) / w=~,topics=configurations,other=,s=~,i=~,doc=r-11-1~1#5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06_14-40-19_000.jpg</text:p>
          </table:table-cell>
          <table:table-cell table:style-name="ce34" office:value-type="string">
            <text:p>:m RES 2*3 / free# JVEMV6 68#_195:1 / 68. theoretical-physics(tp) / w=~,topics=configurations,other=q+:-1.1:id=TPHE;q+:-1.2:二等辺三角形、底角,s=~,i=~,doc=r-11-1~1#5</text:p>
          </table:table-cell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2*3 / free# JVEMV6 68#_195:1 / 68. theoretical-physics(tp) / w=~,topics=configurations,other=q+:-1.1:id=TPHE;q+:-1.2:二等辺三角形、底角,s=~,i=~,doc=r-11-1~1#5">
            <text:p>:m RES 2*3 / free# JVEMV6 68#_195:1 / 68. theoretical-physics(tp) / w=~,topics=configurations,other=q+:-1.1:id=TPHE;q+:-1.2:二等辺三角形、底角,s=~,i=~,doc=r-11-1~1#5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06_14-40-55_000.jpg</text:p>
          </table:table-cell>
          <table:table-cell table:style-name="ce34" office:value-type="string">
            <text:p>:m RES 3*3 / free# JVEMV6 68#_195:1 / 68. theoretical-physics(tp) / w=~,topics=configurations,other=q+:open,s=~,i=~,doc=r-11-1~1#5</text:p>
          </table:table-cell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string" office:string-value=":m RES 3*3 / free# JVEMV6 68#_195:1 / 68. theoretical-physics(tp) / w=~,topics=configurations,other=q+:open,s=~,i=~,doc=r-11-1~1#5">
            <text:p>:m RES 3*3 / free# JVEMV6 68#_195:1 / 68. theoretical-physics(tp) / w=~,topics=configurations,other=q+:open,s=~,i=~,doc=r-11-1~1#5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06_19-02-24_000.jpg</text:p>
          </table:table-cell>
          <table:table-cell table:style-name="ce34" office:value-type="string">
            <text:p>:m :篠笛,shinobue #*# / session-memo / s.1:todays-melody,genr=~,for=~,key=h:4,tempo=~,R=~,i.f.=~,notes=3``-4``-3``-4``-7`-4``-4``-7`-4``,Re+,other=fingering:大甲</text:p>
          </table:table-cell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string" office:string-value=":m :篠笛,shinobue #*# / session-memo / s.1:todays-melody,genr=~,for=~,key=h:4,tempo=~,R=~,i.f.=~,notes=3``-4``-3``-4``-7`-4``-4``-7`-4``,Re+,other=fingering:大甲">
            <text:p>:m :篠笛,shinobue #*# / session-memo / s.1:todays-melody,genr=~,for=~,key=h:4,tempo=~,R=~,i.f.=~,notes=3``-4``-3``-4``-7`-4``-4``-7`-4``,Re+,other=fingering:大甲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2022/03/07</text:date>, <text:time>09:10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07T09:10:35.29</dc:date>
    <dc:creator>iwabuchi ken</dc:creator>
    <meta:editing-duration>P43DT20H15M</meta:editing-duration>
    <meta:editing-cycles>14692</meta:editing-cycles>
    <meta:document-statistic meta:table-count="2" meta:cell-count="491" meta:object-count="0"/>
    <meta:user-defined meta:name="qrichtext">1</meta:user-defined>
  </office:meta>
</office:document-meta>
</file>